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draw:textarea-horizontal-align="left" draw:auto-grow-height="true" draw:auto-grow-width="false" fo:min-height="1.127cm" fo:min-width="4.103cm" fo:padding-top="0.142cm" fo:padding-bottom="0.142cm" fo:padding-left="0.267cm" fo:padding-right="0.267cm"/>
      <style:paragraph-properties style:writing-mode="lr-tb"/>
    </style:style>
    <style:style style:name="gr2" style:family="graphic" style:parent-style-name="objectwithoutfill">
      <style:graphic-properties svg:stroke-width="0.053cm" draw:marker-start-width="0.279cm" draw:marker-end="Arrow_20_concave" draw:marker-end-width="0.379cm" draw:fill="solid" draw:fill-color="#ffffff" draw:opacity="100%" fo:padding-top="0.151cm" fo:padding-bottom="0.151cm" fo:padding-left="0.276cm" fo:padding-right="0.276cm" draw:shadow-offset-x="0.203cm" draw:shadow-offset-y="0.203cm" draw:shadow-opacity="100%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draw:textarea-horizontal-align="left" draw:auto-grow-height="true" draw:auto-grow-width="false" fo:min-height="1.224cm" fo:min-width="4.103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="Arrow_20_concave" draw:marker-end-width="0.279cm" fo:padding-top="0.151cm" fo:padding-bottom="0.151cm" fo:padding-left="0.276cm" fo:padding-right="0.276cm"/>
    </style:style>
    <style:style style:name="gr5" style:family="graphic" style:parent-style-name="objectwithoutfill">
      <style:graphic-properties draw:stroke="solid" draw:stroke-dash="Dashed_20__28_var_29_" svg:stroke-width="0.053cm" draw:marker-start-width="0.279cm" draw:marker-end="Arrow_20_concave" draw:marker-end-width="0.379cm" draw:fill="solid" draw:fill-color="#ffffff" draw:opacity="100%" fo:padding-top="0.151cm" fo:padding-bottom="0.151cm" fo:padding-left="0.276cm" fo:padding-right="0.276cm" draw:shadow-offset-x="0.203cm" draw:shadow-offset-y="0.203cm" draw:shadow-opacity="100%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Latin Modern Math" fo:font-size="16pt" style:font-size-asian="16pt" style:font-size-complex="16pt"/>
    </style:style>
    <style:style style:name="P3" style:family="paragraph">
      <loext:graphic-properties draw:fill="solid" draw:fill-color="#ffffff" draw:opacity="100%"/>
      <style:paragraph-properties fo:text-align="center"/>
    </style:style>
    <style:style style:name="P4" style:family="paragraph">
      <style:paragraph-properties fo:margin-top="0cm" fo:margin-bottom="0.203cm" fo:text-align="center"/>
    </style:style>
    <style:style style:name="P5" style:family="paragraph">
      <loext:graphic-properties draw:fill="none" draw:fill-color="#ffffff"/>
      <style:paragraph-properties fo:margin-top="0cm" fo:margin-bottom="0.203cm" fo:text-align="center" style:writing-mode="lr-tb"/>
      <style:text-properties style:font-name="Latin Modern Math" fo:font-size="16pt" style:font-size-asian="16pt" style:font-size-complex="16pt"/>
    </style:style>
    <style:style style:name="T1" style:family="text">
      <style:text-properties style:font-name="Latin Modern Math" fo:font-size="16pt" style:font-size-asian="16pt" style:font-size-complex="16pt"/>
    </style:style>
    <style:style style:name="T2" style:family="text">
      <style:text-properties style:font-name="Latin Modern Math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xml:id="id7" draw:id="id7" draw:layer="layout" svg:width="3.406cm" svg:height="1.411cm" svg:x="0.155cm" svg:y="0.097cm">
            <draw:text-box>
              <text:p text:style-name="P1"><text:span text:style-name="T1">Data </text:span><text:span text:style-name="T1">Acquisiti</text:span><text:span text:style-name="T1">on</text:span></text:p>
            </draw:text-box>
          </draw:frame>
          <draw:frame draw:style-name="gr1" draw:text-style-name="P2" xml:id="id4" draw:id="id4" draw:layer="layout" svg:width="3.9cm" svg:height="1.411cm" svg:x="5.045cm" svg:y="2.425cm">
            <draw:text-box>
              <text:p text:style-name="P1"><text:span text:style-name="T1">Scene</text:span></text:p>
              <text:p text:style-name="P1"><text:span text:style-name="T1">Segmentation</text:span></text:p>
            </draw:text-box>
          </draw:frame>
          <draw:frame draw:style-name="gr1" draw:text-style-name="P2" xml:id="id1" draw:id="id1" draw:layer="layout" svg:width="3.465cm" svg:height="1.411cm" svg:x="10.574cm" svg:y="2.425cm">
            <draw:text-box>
              <text:p text:style-name="P1"><text:span text:style-name="T1">Object</text:span></text:p>
              <text:p text:style-name="P1"><text:span text:style-name="T1">Recognition</text:span></text:p>
            </draw:text-box>
          </draw:frame>
          <draw:frame draw:style-name="gr1" draw:text-style-name="P2" xml:id="id2" draw:id="id2" draw:layer="layout" svg:width="2.794cm" svg:height="1.411cm" svg:x="15.661cm" svg:y="2.425cm">
            <draw:text-box>
              <text:p text:style-name="P1"><text:span text:style-name="T1">Object</text:span></text:p>
              <text:p text:style-name="P1"><text:span text:style-name="T1">Tracking</text:span></text:p>
            </draw:text-box>
          </draw:frame>
          <draw:frame draw:style-name="gr1" draw:text-style-name="P2" xml:id="id6" draw:id="id6" draw:layer="layout" svg:width="4.318cm" svg:height="1.411cm" svg:x="19.809cm" svg:y="2.425cm">
            <draw:text-box>
              <text:p text:style-name="P1"><text:span text:style-name="T1">Scene</text:span></text:p>
              <text:p text:style-name="P1"><text:span text:style-name="T1">Reconstruction</text:span></text:p>
            </draw:text-box>
          </draw:frame>
          <draw:connector draw:style-name="gr2" draw:text-style-name="P3" draw:layer="layout" draw:type="line" svg:x1="14.039cm" svg:y1="3.13cm" svg:x2="15.661cm" svg:y2="3.13cm" draw:start-shape="id1" draw:start-glue-point="1" draw:end-shape="id2" draw:end-glue-point="3" svg:d="M14039 3130h1622" svg:viewBox="0 0 1623 1">
            <text:p/>
          </draw:connector>
          <draw:frame draw:style-name="gr3" draw:text-style-name="P5" xml:id="id3" draw:id="id3" draw:layer="layout" svg:width="5.715cm" svg:height="1.508cm" svg:x="9.449cm" svg:y="5.007cm">
            <draw:text-box>
              <text:p text:style-name="P4"><text:span text:style-name="T1">A priori knowledge</text:span></text:p>
              <text:list text:style-name="L1">
                <text:list-item>
                  <text:p text:style-name="P1"><text:span text:style-name="T2">Human-based models</text:span></text:p>
                </text:list-item>
              </text:list>
            </draw:text-box>
          </draw:frame>
          <draw:connector draw:style-name="gr4" draw:text-style-name="P1" draw:layer="layout" svg:x1="9.449cm" svg:y1="5.761cm" svg:x2="6.995cm" svg:y2="3.836cm" draw:start-shape="id3" draw:start-glue-point="3" draw:end-shape="id4" draw:end-glue-point="2" svg:d="M9449 5761h-2454v-1925" svg:viewBox="0 0 2455 1926">
            <text:p/>
          </draw:connector>
          <draw:connector draw:style-name="gr2" draw:text-style-name="P3" draw:layer="layout" draw:type="line" svg:x1="8.945cm" svg:y1="3.13cm" svg:x2="10.574cm" svg:y2="3.13cm" draw:start-shape="id4" draw:start-glue-point="1" draw:end-shape="id1" draw:end-glue-point="3" svg:d="M8945 3130h1629" svg:viewBox="0 0 1630 1">
            <text:p/>
          </draw:connector>
          <draw:connector draw:style-name="gr4" draw:text-style-name="P1" draw:layer="layout" svg:x1="12.306cm" svg:y1="5.007cm" svg:x2="12.306cm" svg:y2="3.836cm" draw:start-shape="id3" draw:start-glue-point="0" draw:end-shape="id1" draw:end-glue-point="2" svg:d="M12306 5007v-1171" svg:viewBox="0 0 1 1172">
            <text:p/>
          </draw:connector>
          <draw:connector draw:style-name="gr2" draw:text-style-name="P3" draw:layer="layout" draw:type="line" svg:x1="6.995cm" svg:y1="1.508cm" svg:x2="6.995cm" svg:y2="2.425cm" draw:start-shape="id5" draw:start-glue-point="2" draw:end-shape="id4" draw:end-glue-point="0" svg:d="M6995 1508v917" svg:viewBox="0 0 1 918">
            <text:p/>
          </draw:connector>
          <draw:connector draw:style-name="gr2" draw:text-style-name="P3" draw:layer="layout" draw:type="line" svg:x1="18.455cm" svg:y1="3.13cm" svg:x2="19.809cm" svg:y2="3.13cm" draw:start-shape="id2" draw:start-glue-point="1" draw:end-shape="id6" draw:end-glue-point="3" svg:d="M18455 3130h1354" svg:viewBox="0 0 1355 1">
            <text:p/>
          </draw:connector>
          <draw:connector draw:style-name="gr4" draw:text-style-name="P1" draw:layer="layout" svg:x1="15.164cm" svg:y1="5.761cm" svg:x2="21.968cm" svg:y2="3.836cm" draw:start-shape="id3" draw:start-glue-point="1" draw:end-shape="id6" draw:end-glue-point="2" svg:d="M15164 5761h6804v-1925" svg:viewBox="0 0 6805 1926">
            <text:p/>
          </draw:connector>
          <draw:connector draw:style-name="gr5" draw:text-style-name="P3" draw:layer="layout" draw:type="line" svg:x1="3.561cm" svg:y1="0.802cm" svg:x2="5.045cm" svg:y2="0.802cm" draw:start-shape="id7" draw:start-glue-point="1" draw:end-shape="id5" draw:end-glue-point="3" svg:d="M3561 802h1484" svg:viewBox="0 0 1485 1">
            <text:p/>
          </draw:connector>
          <draw:frame draw:style-name="gr1" draw:text-style-name="P2" xml:id="id5" draw:id="id5" draw:layer="layout" svg:width="3.9cm" svg:height="1.411cm" svg:x="5.045cm" svg:y="0.097cm">
            <draw:text-box>
              <text:p text:style-name="P1"><text:span text:style-name="T1">Data </text:span></text:p>
              <text:p text:style-name="P1"><text:span text:style-name="T1">Pre-procesing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true" draw:auto-grow-width="true" draw:fit-to-size="shrink-to-fit" style:shrink-to-fit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282cm" fo:page-height="6.6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26T17:49:45.180926277</meta:creation-date>
    <dc:date>2021-05-04T09:44:17.997187541</dc:date>
    <meta:editing-duration>PT11H4M6S</meta:editing-duration>
    <meta:editing-cycles>40</meta:editing-cycles>
    <meta:generator>LibreOffice/6.4.7.2$Linux_X86_64 LibreOffice_project/40$Build-2</meta:generator>
    <meta:document-statistic meta:object-count="16"/>
  </office:meta>
</office:document-meta>
</file>